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d74"/>
    </style:style>
    <style:style style:name="P2" style:family="paragraph" style:parent-style-name="Standard">
      <style:text-properties officeooo:rsid="001e2646" officeooo:paragraph-rsid="001e2646"/>
    </style:style>
    <style:style style:name="P3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1d11c" officeooo:paragraph-rsid="0021d11c"/>
    </style:style>
    <style:style style:name="P4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38b56" officeooo:paragraph-rsid="00238b56"/>
    </style:style>
    <style:style style:name="P5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paragraph-rsid="00238b56"/>
    </style:style>
    <style:style style:name="P6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paragraph-rsid="0026b68f"/>
    </style:style>
    <style:style style:name="P7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9a913" officeooo:paragraph-rsid="0029a913"/>
    </style:style>
    <style:style style:name="P8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af88b" officeooo:paragraph-rsid="002af88b"/>
    </style:style>
    <style:style style:name="P9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bfcac" officeooo:paragraph-rsid="002bfcac"/>
    </style:style>
    <style:style style:name="P10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2df6fc" officeooo:paragraph-rsid="002df6fc"/>
    </style:style>
    <style:style style:name="P11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rsid="0030a775" officeooo:paragraph-rsid="0030a775"/>
    </style:style>
    <style:style style:name="P12" style:family="paragraph" style:parent-style-name="Standard">
      <style:text-properties fo:font-variant="normal" fo:text-transform="none" fo:color="#b9bbbe" style:font-name="Consolas" fo:font-size="10.5pt" fo:letter-spacing="normal" fo:font-style="normal" fo:font-weight="normal" officeooo:paragraph-rsid="003311fa"/>
    </style:style>
    <style:style style:name="P13" style:family="paragraph" style:parent-style-name="Standard">
      <style:text-properties officeooo:paragraph-rsid="001e2646"/>
    </style:style>
    <style:style style:name="P14" style:family="paragraph" style:parent-style-name="Standard">
      <style:text-properties officeooo:paragraph-rsid="001f3796"/>
    </style:style>
    <style:style style:name="P15" style:family="paragraph" style:parent-style-name="Standard">
      <style:text-properties officeooo:rsid="0020613a" officeooo:paragraph-rsid="0020613a"/>
    </style:style>
    <style:style style:name="P16" style:family="paragraph" style:parent-style-name="Standard">
      <style:text-properties officeooo:paragraph-rsid="0020613a"/>
    </style:style>
    <style:style style:name="P17" style:family="paragraph" style:parent-style-name="Standard">
      <style:text-properties officeooo:paragraph-rsid="0021d11c"/>
    </style:style>
    <style:style style:name="P18" style:family="paragraph" style:parent-style-name="Standard">
      <style:text-properties officeooo:rsid="0021d11c" officeooo:paragraph-rsid="0021d11c"/>
    </style:style>
    <style:style style:name="P19" style:family="paragraph" style:parent-style-name="Standard">
      <style:text-properties officeooo:paragraph-rsid="0026b68f"/>
    </style:style>
    <style:style style:name="P20" style:family="paragraph" style:parent-style-name="Standard">
      <style:text-properties officeooo:rsid="0026b68f" officeooo:paragraph-rsid="0026b68f"/>
    </style:style>
    <style:style style:name="T1" style:family="text">
      <style:text-properties officeooo:rsid="001e0d74"/>
    </style:style>
    <style:style style:name="T2" style:family="text">
      <style:text-properties officeooo:rsid="001e14c0"/>
    </style:style>
    <style:style style:name="T3" style:family="text">
      <style:text-properties officeooo:rsid="001e2646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officeooo:rsid="001e2646"/>
    </style:style>
    <style:style style:name="T6" style:family="text">
      <style:text-properties fo:font-variant="normal" fo:text-transform="none" fo:color="#000000" style:font-name="Consolas" fo:font-size="10.5pt" fo:letter-spacing="normal" fo:font-style="normal" fo:font-weight="normal" officeooo:rsid="001f3796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 officeooo:rsid="0020613a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officeooo:rsid="0021d11c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254511"/>
    </style:style>
    <style:style style:name="T10" style:family="text">
      <style:text-properties fo:font-variant="normal" fo:text-transform="none" fo:color="#000000" style:font-name="Consolas" fo:font-size="10.5pt" fo:letter-spacing="normal" fo:font-style="normal" fo:font-weight="normal" officeooo:rsid="0026b68f"/>
    </style:style>
    <style:style style:name="T11" style:family="text">
      <style:text-properties fo:color="#000000"/>
    </style:style>
    <style:style style:name="T12" style:family="text">
      <style:text-properties fo:color="#000000" officeooo:rsid="001e2646"/>
    </style:style>
    <style:style style:name="T13" style:family="text">
      <style:text-properties fo:color="#000000" officeooo:rsid="00238b56"/>
    </style:style>
    <style:style style:name="T14" style:family="text">
      <style:text-properties fo:color="#000000" officeooo:rsid="0026b68f"/>
    </style:style>
    <style:style style:name="T15" style:family="text">
      <style:text-properties fo:color="#000000" officeooo:rsid="0027b9a8"/>
    </style:style>
    <style:style style:name="T16" style:family="text">
      <style:text-properties fo:color="#000000" officeooo:rsid="0029a913"/>
    </style:style>
    <style:style style:name="T17" style:family="text">
      <style:text-properties fo:color="#000000" officeooo:rsid="002a8588"/>
    </style:style>
    <style:style style:name="T18" style:family="text">
      <style:text-properties fo:color="#000000" officeooo:rsid="002bdb99"/>
    </style:style>
    <style:style style:name="T19" style:family="text">
      <style:text-properties fo:color="#000000" officeooo:rsid="002bfcac"/>
    </style:style>
    <style:style style:name="T20" style:family="text">
      <style:text-properties fo:color="#000000" officeooo:rsid="002df6fc"/>
    </style:style>
    <style:style style:name="T21" style:family="text">
      <style:text-properties fo:color="#000000" officeooo:rsid="002f5d15"/>
    </style:style>
    <style:style style:name="T22" style:family="text">
      <style:text-properties fo:color="#000000" officeooo:rsid="0030c14e"/>
    </style:style>
    <style:style style:name="T23" style:family="text">
      <style:text-properties fo:color="#000000" officeooo:rsid="0030c15a"/>
    </style:style>
    <style:style style:name="T24" style:family="text">
      <style:text-properties fo:color="#000000" officeooo:rsid="003311fa"/>
    </style:style>
    <style:style style:name="T25" style:family="text">
      <style:text-properties fo:color="#000000" officeooo:rsid="003332fd"/>
    </style:style>
    <style:style style:name="T26" style:family="text">
      <style:text-properties fo:color="#000000" officeooo:rsid="00353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PONTIFÍCIA UNIVERSIDADE CATÓLICA DE MINAS GERAIS</text:p>
      <text:p text:style-name="Standard"/>
      <text:p text:style-name="Standard"><text:tab/><text:tab/><text:tab/><text:tab/><text:tab/>Eric Azevedo de Olivei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 <text:s text:c="6"/>LISTA AEDII</text:p>
      <text:p text:style-name="Standard"><text:s text:c="71"/><text:span text:style-name="T1">Arvore</text:span><text:tab/><text:tab/><text:tab/><text:tab/><text:tab/><text:tab/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/text:p>
      <text:p text:style-name="Standard"/>
      <text:p text:style-name="Standard"><text:tab/><text:tab/><text:tab/><text:tab/><text:tab/> <text:s text:c="8"/>Belo Horizonte</text:p>
      <text:p text:style-name="Standard"><text:tab/><text:tab/><text:tab/><text:tab/><text:tab/> <text:s text:c="9"/><text:span text:style-name="T1">22</text:span>/<text:span text:style-name="T1">06</text:span>/2021</text:p>
      <text:p text:style-name="Standard"><text:soft-page-break/></text:p>
      <text:p text:style-name="Standard">1 – Para cada sequência abaixo pede-se:</text:p>
      <text:p text:style-name="Standard">a) Desenhe a ABP e mostre os caminhamentos pré-ordem e pós-ordem</text:p>
      <text:p text:style-name="Standard">b) Desenhe a AVL e mostre os caminhamentos pré-ordem e pós-ordem</text:p>
      <text:p text:style-name="Standard"><text:span text:style-name="T2">i.</text:span>1, 12, 7, 19, 4, 15, 8, 6, 10, 2, 30, 26, 17, 5, 3 e 13</text:p>
      <text:p text:style-name="Standard"><text:span text:style-name="T2">ii.</text:span>32, 50, 63, 41, 23, 16, 27, 31, 1, 5, 11, 27, 83, 55 e 20</text:p>
      <text:p text:style-name="Standard"><text:span text:style-name="T2">ii.</text:span>35, 30, 126, 32, 67, 79, 15, 18, 26, 29, 70, 80, 19, 21, 8, 16, 1, 50, 44 e 74</text:p>
      <text:p text:style-name="Standard"><text:span text:style-name="T2">iV.</text:span>Maria, José, João, Ana, Savio, Tiago, Nico, Taís, Davi, Tião, André</text:p>
      <text:p text:style-name="Standard"/>
      <text:p text:style-name="P2">ABP ==</text:p>
      <text:p text:style-name="P13"><text:span text:style-name="T3">i . </text:span></text:p>
      <text:p text:style-name="P13"><text:span text:style-name="T3"><text:s text:c="4"/>Pre </text:span><text:span text:style-name="T12">= <text:s/></text:span><text:span text:style-name="T4">1,12,7,4,2,3,6,5,8,10,19,15,13,17,30,26</text:span></text:p>
      <text:p text:style-name="P13"><text:span text:style-name="T5"><text:s text:c="2"/>POS= </text:span><text:span text:style-name="T4">3,2,5,6,4,10,8,7,13,17,15,26,30,19,12,1</text:span></text:p>
      <text:p text:style-name="P2"><text:span text:style-name="T5"/></text:p>
      <text:p text:style-name="P2"><text:span text:style-name="T4">ii.</text:span></text:p>
      <text:p text:style-name="P13"><text:span text:style-name="T5"><text:s text:c="2"/>Pre= </text:span><text:span text:style-name="T4">32,23,16,1,5,11,20,27,31,50,41,63,55,83</text:span></text:p>
      <text:p text:style-name="P14"><text:span text:style-name="T5"><text:s text:c="2"/>POS= 11,5,1,20,16,31,27,23,41,55,83,63,50,32</text:span></text:p>
      <text:p text:style-name="P14"><text:span text:style-name="T6"/></text:p>
      <text:p text:style-name="P14"><text:span text:style-name="T6">iii.</text:span></text:p>
      <text:p text:style-name="P14"><text:span text:style-name="T6"><text:s text:c="2"/>Pre= 35,30,15,8,1,18,16,26,19,21,29,126,67,50,44,79,70,74,80</text:span></text:p>
      <text:p text:style-name="P14"><text:span text:style-name="T6"><text:s text:c="2"/>Pos= 1,8,16,21,19,29,26,18,15,30,44,50,74,70,80,79,67,126,35<text:tab/><text:tab/></text:span></text:p>
      <text:p text:style-name="P14"><text:span text:style-name="T6"/></text:p>
      <text:p text:style-name="P14"><text:span text:style-name="T6">iV</text:span></text:p>
      <text:p text:style-name="P14"><text:span text:style-name="T6"><text:s text:c="2"/>Pre= Maria,Ana,Davi,André,José,João,Savio,Nico,Tiago,Tais,Tião</text:span></text:p>
      <text:p text:style-name="P14"><text:span text:style-name="T6"><text:s text:c="2"/>Pos= André,Davi,Ana,João,Nico,Tais,Tião,Tiago,Savio,José,Maria</text:span></text:p>
      <text:p text:style-name="P14"><text:span text:style-name="T6"/></text:p>
      <text:p text:style-name="P15"><text:span text:style-name="T9">AVL</text:span><text:span text:style-name="T4">==</text:span></text:p>
      <text:p text:style-name="P15"><text:span text:style-name="T4"/></text:p>
      <text:p text:style-name="P16"><text:span text:style-name="T7">i.</text:span></text:p>
      <text:p text:style-name="P17"><text:span text:style-name="T4">P</text:span><text:span text:style-name="T8">re=</text:span><text:span text:style-name="T4"> 7,4,2,1,3,6,5,15,10,8,12,13,26,19,17,30</text:span></text:p>
      <text:p text:style-name="P16"><text:span text:style-name="T4">P</text:span><text:span text:style-name="T7">os=</text:span><text:span text:style-name="T4"> 1,3,2,5,6,4,8,13,12,10,17,19,30,26,15,7 </text:span></text:p>
      <text:p text:style-name="P16"><text:span text:style-name="T4"/></text:p>
      <text:p text:style-name="P18"><text:span text:style-name="T4">ii.</text:span></text:p>
      <text:p text:style-name="P3"><text:span text:style-name="T11">Pre= 23,5,1,16,11,20,32,27,31,50,41,63,55,83</text:span></text:p>
      <text:p text:style-name="P3"><text:span text:style-name="T11">Pos= 1,11,20,16,5,31,27,41,55,83,63,50,32,23</text:span></text:p>
      <text:p text:style-name="P3"><text:span text:style-name="T11"/></text:p>
      <text:p text:style-name="P3"><text:span text:style-name="T11">iii.</text:span></text:p>
      <text:p text:style-name="P3"><text:span text:style-name="T11">Pre= 35,18,15,8,1,16,26,19,21,30,29,32,79,67,50,44,70,74,126,80</text:span></text:p>
      <text:p text:style-name="P3"><text:span text:style-name="T13">P</text:span><text:span text:style-name="T11">OS</text:span><text:span text:style-name="T13">=</text:span><text:span text:style-name="T11"> 1,8,16,15,21,19,29,32,30,26,18,44,50,74,70,67,80,126,79,35</text:span></text:p>
      <text:p text:style-name="P3"><text:span text:style-name="T11"/></text:p>
      <text:p text:style-name="P4"><text:span text:style-name="T11">iV.</text:span></text:p>
      <text:p text:style-name="P4"><text:span text:style-name="T11">Pre=Jose,Davi,Ana,Andre,Joao,Savio,Maria,Nico,Tiago,Tais,Tiao</text:span></text:p>
      <text:p text:style-name="P5"><text:span text:style-name="T13">Pos=</text:span><text:span text:style-name="T11">Andre,ana,joao,Davi,Nico,Maria,Tais,Tiao,Tiago,Savio,Jose</text:span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3"><text:span text:style-name="T11"/></text:p>
      <text:p text:style-name="P14"><text:span text:style-name="T6"/></text:p>
      <text:p text:style-name="P14"><text:soft-page-break/><text:span text:style-name="T6">2 – Ainda utilizando as árvores da questão 1, mostre a ordem de impressão dos elementos da ABP nos</text:span></text:p>
      <text:p text:style-name="P14"><text:span text:style-name="T6">percursos pré-ordem e pós-ordem após a remoção do número 23. Obs: caso o elemento a ser removido</text:span></text:p>
      <text:p text:style-name="P14"><text:span text:style-name="T6">tenha 2 filhos, use a regra da substituição do nó removido pelo nós mais à esquerda da subárvore direita.</text:span></text:p>
      <text:p text:style-name="P14"><text:span text:style-name="T6">i.1, 12, 7, 19, 4, 15, 23, 6, 10, 2, 30, 26, 17, 5, 3 e 13</text:span></text:p>
      <text:p text:style-name="P14"><text:span text:style-name="T6">ii.32, 50, 63, 41, 23, 16, 27, 31, 1, 5, 11, 27, 83, 55 e 20</text:span></text:p>
      <text:p text:style-name="P14"><text:span text:style-name="T6">iii.23, 30, 126, 32, 67, 79, 15, 18, 26, 29, 70, 80, 19, 21, 8, 16, 1, 50, 44 e 74</text:span></text:p>
      <text:p text:style-name="P14"><text:span text:style-name="T6"/></text:p>
      <text:p text:style-name="P19"><text:span text:style-name="T6">ABP</text:span><text:span text:style-name="T10">==</text:span></text:p>
      <text:p text:style-name="P20"><text:span text:style-name="T10"/></text:p>
      <text:p text:style-name="P19"><text:span text:style-name="T10">i.</text:span></text:p>
      <text:p text:style-name="P19"><text:span text:style-name="T10">Pre= 1,12,7,4,2,3,6,5,10,19,15,13,17,30,26</text:span></text:p>
      <text:p text:style-name="P6"><text:span text:style-name="T14">P</text:span><text:span text:style-name="T15">os=</text:span><text:span text:style-name="T14"> 3,2,5,6,4,10,7,13,17,15,26,30,19,12,1</text:span></text:p>
      <text:p text:style-name="P6"><text:span text:style-name="T14"/></text:p>
      <text:p text:style-name="P7"><text:span text:style-name="T14">i</text:span><text:span text:style-name="T11">i.</text:span></text:p>
      <text:p text:style-name="P6"><text:span text:style-name="T16">Pre=</text:span><text:span text:style-name="T14"> 32,20,16,1,5,11,27,31,50,41,63,55,83</text:span></text:p>
      <text:p text:style-name="P6"><text:span text:style-name="T14">P</text:span><text:span text:style-name="T17">os=</text:span><text:span text:style-name="T14"> 11,5,1,16,31,27,20,41,55,83,63,50,32</text:span></text:p>
      <text:p text:style-name="P6"><text:span text:style-name="T14"/></text:p>
      <text:p text:style-name="P8"><text:span text:style-name="T14">i</text:span><text:span text:style-name="T11">ii.</text:span></text:p>
      <text:p text:style-name="P8"><text:span text:style-name="T11">Pre= 18,15,8,1,19,16,21,30,26,29,126,32,67,50,44,79,70,74,80</text:span></text:p>
      <text:p text:style-name="P8"><text:span text:style-name="T11">P</text:span><text:span text:style-name="T18">os=</text:span><text:span text:style-name="T11"> 1,8,16,21,19,15,29,26,44,50,74,70,80,79,67,32,126,30,18</text:span></text:p>
      <text:p text:style-name="P8"><text:span text:style-name="T11"/></text:p>
      <text:p text:style-name="P8"><text:span text:style-name="T11"/></text:p>
      <text:p text:style-name="P9"><text:span text:style-name="T11">AVL</text:span></text:p>
      <text:p text:style-name="P9"><text:span text:style-name="T11"/></text:p>
      <text:p text:style-name="P9"><text:span text:style-name="T11">i.</text:span></text:p>
      <text:p text:style-name="P8"><text:span text:style-name="T11">P</text:span><text:span text:style-name="T19">re= </text:span><text:span text:style-name="T11">7,4,2,1,3,6,5,15,12,10,13,19,17,30,26</text:span></text:p>
      <text:p text:style-name="P8"><text:span text:style-name="T11">P</text:span><text:span text:style-name="T20">os=</text:span><text:span text:style-name="T11"> 1,3,2,5,6,4,10,13,12,17,26,30,19,15,7</text:span></text:p>
      <text:p text:style-name="P8"><text:span text:style-name="T11"/></text:p>
      <text:p text:style-name="P10"><text:span text:style-name="T11">ii.</text:span></text:p>
      <text:p text:style-name="P10"><text:span text:style-name="T11">Pre= 20,5,1,16,11,32,29,31,50,41,63,55,83</text:span></text:p>
      <text:p text:style-name="P10"><text:span text:style-name="T11">P</text:span><text:span text:style-name="T21">os=</text:span><text:span text:style-name="T11"> 1,11,16,5,31,27,41,55,83,63,50,32,20</text:span></text:p>
      <text:p text:style-name="P10"><text:span text:style-name="T11"/></text:p>
      <text:p text:style-name="P11"><text:span text:style-name="T11">iii.</text:span></text:p>
      <text:p text:style-name="P11"><text:span text:style-name="T11">P</text:span><text:span text:style-name="T22">re=</text:span><text:span text:style-name="T11"> 30,18,15,8,1,16,21,19,26,29,79,67,44,32,50,70,74,126,80</text:span></text:p>
      <text:p text:style-name="P11"><text:span text:style-name="T11">P</text:span><text:span text:style-name="T23">os=</text:span><text:span text:style-name="T11"> 1,8,16,45,19,29,26,21,18,32,50,44,74,70,67,80,126,79,30</text:span></text:p>
      <text:p text:style-name="P11"><text:span text:style-name="T11"/></text:p>
      <text:p text:style-name="P11"><text:span text:style-name="T11"/></text:p>
      <text:p text:style-name="P10"><text:span text:style-name="T11"/></text:p>
      <text:p text:style-name="P14"><text:span text:style-name="T5"><text:s/>3 – Considere a árvore binária gerada pela inserção da seguinte sequência de chaves (sequência iii do</text:span></text:p>
      <text:p text:style-name="P14"><text:span text:style-name="T5">exercício acima): 35, 30, 126, 32, 67, 79, 15, 18, 26, 29, 70, 80, 19, 21, 8, 16, 1 e 74. Pede-se:</text:span></text:p>
      <text:p text:style-name="P14"><text:span text:style-name="T5">a) Desenhe a árvore resultante das remoções dos nós 18, 35, 126 e 67 sucessivamente.</text:span></text:p>
      <text:p text:style-name="P14"><text:span text:style-name="T5">Obs 1: caso o elemento a ser removido tenha 2 filhos, use a regra da substituição do nó removido pelo nó</text:span></text:p>
      <text:p text:style-name="P14"><text:span text:style-name="T5">mais à direita da subárvore esquerda</text:span></text:p>
      <text:p text:style-name="P14"><text:span text:style-name="T5">Obs 2: você só precisar entregar os caminhamentos pré-ordem e pós-ordem. Não precisa entregar o</text:span></text:p>
      <text:p text:style-name="P14"><text:span text:style-name="T5">desenho das árvores.</text:span></text:p>
      <text:p text:style-name="P14"><text:span text:style-name="T5"/></text:p>
      <text:p text:style-name="P12"><text:span text:style-name="T12">P</text:span><text:span text:style-name="T24">re=</text:span><text:span text:style-name="T12"> 32,30,15,8,1,16,26,19,21,29,79,70,74,80 </text:span></text:p>
      <text:p text:style-name="P12"><text:span text:style-name="T12">P</text:span><text:span text:style-name="T24">os= </text:span><text:span text:style-name="T12">1,8,21,19,29,26,16,15,30,74,70,80,79,32</text:span></text:p>
      <text:p text:style-name="P12"><text:span text:style-name="T12"/></text:p>
      <text:p text:style-name="P12"><text:span text:style-name="T12"/></text:p>
      <text:p text:style-name="P12"><text:soft-page-break/><text:span text:style-name="T12"/></text:p>
      <text:p text:style-name="P12"><text:span text:style-name="T12">10 – Crie um método recursivo que retorne a altura de um nó passado por parâmetro.</text:span></text:p>
      <text:p text:style-name="P12"><text:span text:style-name="T12">/* </text:span><text:span text:style-name="T25">Eric Azevedo de Oliveira</text:span><text:span text:style-name="T12">*/</text:span></text:p>
      <text:p text:style-name="P12"><text:span text:style-name="T12"><text:s/>public int getAltura(int procurar){</text:span></text:p>
      <text:p text:style-name="P12"><text:span text:style-name="T12"><text:tab/><text:tab/> No eric= pesquisar(procurar);</text:span></text:p>
      <text:p text:style-name="P12"><text:span text:style-name="T12"><text:tab/><text:tab/> System.out.println(eric.elemento);</text:span></text:p>
      <text:p text:style-name="P12"><text:span text:style-name="T12"/></text:p>
      <text:p text:style-name="P12"><text:span text:style-name="T12"><text:tab/><text:tab/> int primeiroT= getAltura(eric, 0);</text:span></text:p>
      <text:p text:style-name="P12"><text:span text:style-name="T12"><text:tab/><text:tab/> int segundoT=getAltura(raiz,0);</text:span></text:p>
      <text:p text:style-name="P12"><text:span text:style-name="T12"><text:tab/><text:tab/> return segundoT-primeiroT;</text:span></text:p>
      <text:p text:style-name="P12"><text:span text:style-name="T12"><text:s text:c="3"/>}</text:span></text:p>
      <text:p text:style-name="P12"><text:span text:style-name="T12"/></text:p>
      <text:p text:style-name="P12"><text:span text:style-name="T12"/></text:p>
      <text:p text:style-name="P12"><text:span text:style-name="T12"><text:tab/> public int getAltura(No i, int altura){</text:span></text:p>
      <text:p text:style-name="P12"><text:span text:style-name="T12"><text:s text:c="6"/>if(i == null){</text:span></text:p>
      <text:p text:style-name="P12"><text:span text:style-name="T12"><text:s text:c="9"/>altura--;</text:span></text:p>
      <text:p text:style-name="P12"><text:span text:style-name="T12"><text:s text:c="6"/>} else {</text:span></text:p>
      <text:p text:style-name="P12"><text:span text:style-name="T12"><text:s text:c="9"/>int alturaEsq = getAltura(i.esq, altura+1);</text:span></text:p>
      <text:p text:style-name="P12"><text:span text:style-name="T12"><text:s text:c="9"/>int alturaDir = getAltura(i.dir, altura+1);</text:span></text:p>
      <text:p text:style-name="P12"><text:span text:style-name="T12"><text:tab/><text:tab/><text:tab/><text:tab/> if<text:tab/>(alturaEsq &gt; alturaDir){</text:span></text:p>
      <text:p text:style-name="P12"><text:span text:style-name="T12"><text:tab/><text:tab/><text:tab/><text:tab/><text:tab/> altura = alturaEsq;</text:span></text:p>
      <text:p text:style-name="P12"><text:span text:style-name="T12"><text:tab/><text:tab/><text:tab/><text:tab/> }</text:span></text:p>
      <text:p text:style-name="P12"><text:span text:style-name="T12"><text:tab/><text:tab/><text:tab/><text:tab/> else{</text:span></text:p>
      <text:p text:style-name="P12"><text:span text:style-name="T12"><text:tab/><text:tab/><text:tab/><text:tab/><text:tab/> altura =alturaDir;</text:span></text:p>
      <text:p text:style-name="P12"><text:span text:style-name="T12"><text:tab/><text:tab/><text:tab/><text:tab/> }</text:span></text:p>
      <text:p text:style-name="P12"><text:span text:style-name="T12"><text:s text:c="6"/>}</text:span></text:p>
      <text:p text:style-name="P12"><text:span text:style-name="T12"><text:s text:c="6"/>return altura;</text:span></text:p>
      <text:p text:style-name="P12"><text:span text:style-name="T12"><text:s text:c="3"/>}</text:span></text:p>
      <text:p text:style-name="P12"><text:span text:style-name="T12"/></text:p>
      <text:p text:style-name="P12"><text:span text:style-name="T12">11 – Crie um método recursivo que retorne a profundidade de um nó passado por parâmetro.</text:span></text:p>
      <text:p text:style-name="P12"><text:span text:style-name="T12"/></text:p>
      <text:p text:style-name="P12"><text:span text:style-name="T12">/* </text:span><text:span text:style-name="T26">Eric Azevedo</text:span><text:span text:style-name="T12">*/</text:span></text:p>
      <text:p text:style-name="P12"><text:span text:style-name="T12"><text:s text:c="3"/>public int getAltura(int procurar){</text:span></text:p>
      <text:p text:style-name="P12"><text:span text:style-name="T12"><text:tab/><text:tab/> No eric= pesquisar(procurar);</text:span></text:p>
      <text:p text:style-name="P12"><text:span text:style-name="T12"><text:tab/><text:tab/> System.out.println(eric.elemento);</text:span></text:p>
      <text:p text:style-name="P12"><text:span text:style-name="T12"/></text:p>
      <text:p text:style-name="P12"><text:span text:style-name="T12"><text:tab/><text:tab/> int primeiroT= getAltura(eric, 0);</text:span></text:p>
      <text:p text:style-name="P12"><text:span text:style-name="T12"><text:tab/><text:tab/> int segundoT=getAltura(raiz,0);</text:span></text:p>
      <text:p text:style-name="P12"><text:span text:style-name="T12"><text:tab/><text:tab/> return (segundoT-primeiroT)-1;</text:span></text:p>
      <text:p text:style-name="P12"><text:span text:style-name="T12"><text:s text:c="3"/>}</text:span></text:p>
      <text:p text:style-name="P12"><text:span text:style-name="T12"/></text:p>
      <text:p text:style-name="P12"><text:span text:style-name="T12"/></text:p>
      <text:p text:style-name="P12"><text:span text:style-name="T12"><text:tab/> public int getAltura(No i, int altura){</text:span></text:p>
      <text:p text:style-name="P12"><text:span text:style-name="T12"><text:s text:c="6"/>if(i == null){</text:span></text:p>
      <text:p text:style-name="P12"><text:span text:style-name="T12"><text:s text:c="9"/>altura--;</text:span></text:p>
      <text:p text:style-name="P12"><text:span text:style-name="T12"><text:s text:c="6"/>} else {</text:span></text:p>
      <text:p text:style-name="P12"><text:span text:style-name="T12"><text:s text:c="9"/>int alturaEsq = getAltura(i.esq, altura+1);</text:span></text:p>
      <text:p text:style-name="P12"><text:span text:style-name="T12"><text:s text:c="9"/>int alturaDir = getAltura(i.dir, altura+1);</text:span></text:p>
      <text:p text:style-name="P12"><text:span text:style-name="T12"><text:tab/><text:tab/><text:tab/><text:tab/> if<text:tab/>(alturaEsq &gt; alturaDir){</text:span></text:p>
      <text:p text:style-name="P12"><text:span text:style-name="T12"><text:tab/><text:tab/><text:tab/><text:tab/><text:tab/> altura = alturaEsq;</text:span></text:p>
      <text:p text:style-name="P12"><text:span text:style-name="T12"><text:tab/><text:tab/><text:tab/><text:tab/> }</text:span></text:p>
      <text:p text:style-name="P12"><text:span text:style-name="T12"><text:tab/><text:tab/><text:tab/><text:tab/> else{</text:span></text:p>
      <text:p text:style-name="P12"><text:span text:style-name="T12"><text:tab/><text:tab/><text:tab/><text:tab/><text:tab/> altura =alturaDir;</text:span></text:p>
      <text:p text:style-name="P12"><text:span text:style-name="T12"><text:tab/><text:tab/><text:tab/><text:tab/> }</text:span></text:p>
      <text:p text:style-name="P12"><text:span text:style-name="T12"><text:s text:c="6"/>}</text:span></text:p>
      <text:p text:style-name="P12"><text:span text:style-name="T12"><text:s text:c="6"/>return altura;</text:span></text:p>
      <text:p text:style-name="P12"><text:span text:style-name="T12"><text:s text:c="3"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1:21:53.880296477</meta:creation-date>
    <dc:date>2021-06-22T11:47:59.891921687</dc:date>
    <meta:editing-duration>PT25M54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4" meta:paragraph-count="124" meta:word-count="546" meta:character-count="4611" meta:non-whitespace-character-count="3810"/>
  </office:meta>
</office:document-meta>
</file>